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office:automatic-styles>
  <office:body>
    <office:text text:use-soft-page-breaks="true">
      <text:p text:style-name="P1">Treffen Mittwoch 23.01.19</text:p>
      <text:p text:style-name="Standard"/>
      <text:p text:style-name="Standard">Beginn: 13:18</text:p>
      <text:p text:style-name="Standard"/>
      <text:p text:style-name="Standard">Ende: 14:10</text:p>
      <text:p text:style-name="Standard"/>
      <text:p text:style-name="Standard"/>
      <text:p text:style-name="Standard"/>
      <text:p text:style-name="Standard">Observer:</text:p>
      <text:p text:style-name="Standard"/>
      <text:p text:style-name="Standard"><text:tab/><text:span text:style-name="T2">Todo:</text:span></text:p>
      <text:p text:style-name="P3"><text:tab/><text:tab/>- addToField() -&gt;<text:s/>Nullpointer auf Feld [Field]</text:p>
      <text:p text:style-name="P4"><text:tab/><text:tab/>- last played Tiles</text:p>
      <text:p text:style-name="P5"><text:tab/><text:tab/>- Chat Usernames</text:p>
      <text:p text:style-name="P6"><text:tab/>Finished:</text:p>
      <text:p text:style-name="P7"><text:tab/><text:tab/>- Timer</text:p>
      <text:p text:style-name="P8"><text:tab/><text:tab/>- BagView</text:p>
      <text:p text:style-name="P9"><text:tab/><text:tab/>- TilesOnField<text:tab/></text:p>
      <text:p text:style-name="P10"/>
      <text:p text:style-name="P11"/>
      <text:p text:style-name="P12">Android:</text:p>
      <text:p text:style-name="P13"/>
      <text:p text:style-name="P14"><text:tab/>Todo:</text:p>
      <text:p text:style-name="Standard"><text:span text:style-name="T15"><text:tab/></text:span><text:span text:style-name="T16"><text:tab/></text:span>- Messages verkabeln</text:p>
      <text:p text:style-name="Standard"><text:tab/><text:tab/>- Tiles auswählen</text:p>
      <text:p text:style-name="Standard"><text:tab/><text:tab/>- Ausspielen</text:p>
      <text:p text:style-name="Standard"><text:tab/>Bugs:</text:p>
      <text:p text:style-name="Standard"><text:tab/><text:tab/>- Ende des Spiels wird rausgeschmissen</text:p>
      <text:p text:style-name="Standard"><text:tab/><text:tab/>-<text:s/>Timer Bug</text:p>
      <text:p text:style-name="Standard"><text:tab/><text:tab/><text:tab/></text:p>
      <text:p text:style-name="Standard"><text:tab/><text:tab/>- potenzieller fix von Stadyl</text:p>
      <text:p text:style-name="Standard"/>
      <text:p text:style-name="Standard"><text:tab/>Finished:</text:p>
      <text:p text:style-name="Standard"><text:tab/><text:tab/>- Messeges relev. Für Spieler</text:p>
      <text:p text:style-name="Standard"><text:tab/><text:tab/>-<text:s/><text:tab/><text:tab/></text:p>
      <text:p text:style-name="Standard"><text:tab/><text:tab/></text:p>
      <text:p text:style-name="Standard"/>
      <text:p text:style-name="Standard">KI:</text:p>
      <text:p text:style-name="Standard"/>
      <text:p text:style-name="Standard"><text:tab/>Finished:</text:p>
      <text:p text:style-name="Standard"><text:tab/><text:tab/>- Existiert</text:p>
      <text:p text:style-name="Standard"><text:tab/><text:tab/>- 230 MB 0,4% von 4,4 GHz</text:p>
      <text:p text:style-name="Standard"><text:tab/><text:tab/>- kann Spielen</text:p>
      <text:p text:style-name="Standard"><text:tab/><text:tab/>- kann über Ko</text:p>
      <text:p text:style-name="Standard"><text:tab/><text:tab/>- Ist vollständig geloggt</text:p>
      <text:p text:style-name="Standard"><text:tab/><text:tab/>- Visualisierungszeit ist implementiert</text:p>
      <text:p text:style-name="Standard"/>
      <text:p text:style-name="Standard"/>
      <text:p text:style-name="Standard"><text:tab/>Bugs:</text:p>
      <text:p text:style-name="Standard"><text:tab/><text:tab/>- TCP Connection bricht ab -&gt; Windows</text:p>
      <text:p text:style-name="Standard"><text:tab/><text:tab/><text:span text:style-name="T17">- Move Valid macht teilweise ungültige Züge <text:s/>same colour multiple times same shape</text:span></text:p>
      <text:soft-page-break/>
      <text:p text:style-name="P18">Rückblickend auf den Sprint:</text:p>
      <text:p text:style-name="P19"/>
      <text:p text:style-name="Standard">Aufgrund vieler Probleme in den letzten Wochen sowohl mit dem eingekauften Produkt als auch mit unseren eigenen Komponenten haben sich Bugfixing und Testing in den Hintergrund geschoben und das Fertigstellen aller notwendigen Komponenten hat die höchste Priorität übernommen, dadurch riskieren wir zwar Probleme und Bugs<text:s/>in der Endabgabe wir erachten dies aber für eher vertretbar als<text:s/>eine Komponente gar nicht abzugeben um andere zu polish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xi</meta:initial-creator>
    <dc:creator>Maxi</dc:creator>
    <meta:creation-date>2009-04-16T11:32:00Z</meta:creation-date>
    <dc:date>2019-01-25T21:39:00Z</dc:date>
    <meta:template xlink:href="Normal.dotm" xlink:type="simple"/>
    <meta:editing-cycles>1</meta:editing-cycles>
    <meta:editing-duration>PT0S</meta:editing-duration>
    <meta:user-defined meta:name="Info 1"/>
    <meta:user-defined meta:name="Info 2"/>
    <meta:user-defined meta:name="Info 3"/>
    <meta:user-defined meta:name="Info 4"/>
    <meta:document-statistic meta:page-count="2" meta:paragraph-count="2" meta:word-count="168" meta:character-count="1227" meta:row-count="8" meta:non-whitespace-character-count="1061"/>
  </office:meta>
</office:document-meta>
</file>